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татическое или динамическое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постановок - NP-полные или NP-трудные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6">Road Graph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6">Visibility Graph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6">Метод декомпозиц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6">Метод минимизации потенциальной энерг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2H25M47S</meta:editing-duration>
    <meta:editing-cycles>62</meta:editing-cycles>
    <dc:date>2010-10-23T07:39:49</dc:date>
    <dc:creator>Vladimir Rutsky</dc:creator>
    <meta:generator>OpenOffice.org/3.2$Unix OpenOffice.org_project/320m12$Build-9483</meta:generator>
    <meta:document-statistic meta:object-count="93"/>
  </office:meta>
</office:document-meta>
</file>